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line-height="150%"/>
      <style:text-properties officeooo:rsid="0000846e" officeooo:paragraph-rsid="0000846e"/>
    </style:style>
    <style:style style:name="P4" style:family="paragraph" style:parent-style-name="Text_20_body">
      <style:paragraph-properties fo:line-height="150%"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e: Bruno Esmeraldino </text:p>
      <text:p text:style-name="P3">Data: 04/04/2019</text:p>
      <text:p text:style-name="P3">Nome do jogo: Bingo dos polinômios</text:p>
      <text:p text:style-name="P1"/>
      <text:p text:style-name="P2">Pré-jogo:</text:p>
      <text:p text:style-name="P1">x * (x + 1)</text:p>
      <text:p text:style-name="P1">Resp: x^2 + x</text:p>
      <text:p text:style-name="P1"/>
      <text:p text:style-name="P1">x^2 * (2+x)</text:p>
      <text:p text:style-name="P1">Resp: x^3 + 2x^2 </text:p>
      <text:p text:style-name="P1"/>
      <text:p text:style-name="P1">(x - 2)*(x + 2)</text:p>
      <text:p text:style-name="P1">Resp: x^2 - 4</text:p>
      <text:p text:style-name="P1"/>
      <text:p text:style-name="P1">(x - 2)^2</text:p>
      <text:p text:style-name="P1">Resp: x^2 - 4x + 4</text:p>
      <text:p text:style-name="P1">(x + 2) ^2</text:p>
      <text:p text:style-name="P1">Resp: x^2 + 4x + 4</text:p>
      <text:p text:style-name="P1"/>
      <text:p text:style-name="P4">Pós-jogo</text:p>
      <text:p text:style-name="P1">(x - 1) (x + 1)</text:p>
      <text:p text:style-name="P1">Resp: x^2 -1^2</text:p>
      <text:p text:style-name="P1"/>
      <text:p text:style-name="P1">(x - 2)^2</text:p>
      <text:p text:style-name="P1">Resp: x^2 - 4x + 4</text:p>
      <text:p text:style-name="P1"/>
      <text:p text:style-name="P1">(x + 2) ^2</text:p>
      <text:p text:style-name="P1">Resp: x^2 + 4x + 4</text:p>
      <text:p text:style-name="P1"/>
      <text:p text:style-name="P1">(x - y) ( x + y)</text:p>
      <text:p text:style-name="P1">Resp: x^2 - y^2</text:p>
      <text:p text:style-name="P1"/>
      <text:p text:style-name="P1">(x - 1) (x + 3)</text:p>
      <text:p text:style-name="P1">Resp: x^2 + 2x - 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orestbird_7e_LT_7e_Gliederung_20_1" style:display-name="Forestbird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Gliederung_20_2" style:display-name="Forestbird~LT~Gliederung 2" style:family="paragraph" style:parent-style-name="Forestbird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_7e_LT_7e_Gliederung_20_3" style:display-name="Forestbird~LT~Gliederung 3" style:family="paragraph" style:parent-style-name="Forestbird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_7e_LT_7e_Gliederung_20_4" style:display-name="Forestbird~LT~Gliederung 4" style:family="paragraph" style:parent-style-name="Forestbird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5" style:display-name="Forestbird~LT~Gliederung 5" style:family="paragraph" style:parent-style-name="Forestbird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6" style:display-name="Forestbird~LT~Gliederung 6" style:family="paragraph" style:parent-style-name="Forestbird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7" style:display-name="Forestbird~LT~Gliederung 7" style:family="paragraph" style:parent-style-name="Forestbird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8" style:display-name="Forestbird~LT~Gliederung 8" style:family="paragraph" style:parent-style-name="Forestbird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9" style:display-name="Forestbird~LT~Gliederung 9" style:family="paragraph" style:parent-style-name="Forestbird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Titel" style:display-name="Forestbi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Untertitel" style:display-name="Forestbi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Notizen" style:display-name="Forestbi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Hintergrundobjekte" style:display-name="Forestbi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_7e_LT_7e_Hintergrund" style:display-name="Forestbi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1_7e_LT_7e_Gliederung_20_1" style:display-name="Forestbird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Gliederung_20_2" style:display-name="Forestbird1~LT~Gliederung 2" style:family="paragraph" style:parent-style-name="Forestbird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1_7e_LT_7e_Gliederung_20_3" style:display-name="Forestbird1~LT~Gliederung 3" style:family="paragraph" style:parent-style-name="Forestbird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1_7e_LT_7e_Gliederung_20_4" style:display-name="Forestbird1~LT~Gliederung 4" style:family="paragraph" style:parent-style-name="Forestbird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5" style:display-name="Forestbird1~LT~Gliederung 5" style:family="paragraph" style:parent-style-name="Forestbird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6" style:display-name="Forestbird1~LT~Gliederung 6" style:family="paragraph" style:parent-style-name="Forestbird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7" style:display-name="Forestbird1~LT~Gliederung 7" style:family="paragraph" style:parent-style-name="Forestbird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8" style:display-name="Forestbird1~LT~Gliederung 8" style:family="paragraph" style:parent-style-name="Forestbird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9" style:display-name="Forestbird1~LT~Gliederung 9" style:family="paragraph" style:parent-style-name="Forestbird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Titel" style:display-name="Forestbird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Untertitel" style:display-name="Forestbird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Notizen" style:display-name="Forestbird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Hintergrundobjekte" style:display-name="Forestbird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1_7e_LT_7e_Hintergrund" style:display-name="Forestbird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2_7e_LT_7e_Gliederung_20_1" style:display-name="Forestbird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Gliederung_20_2" style:display-name="Forestbird2~LT~Gliederung 2" style:family="paragraph" style:parent-style-name="Forestbird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2_7e_LT_7e_Gliederung_20_3" style:display-name="Forestbird2~LT~Gliederung 3" style:family="paragraph" style:parent-style-name="Forestbird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2_7e_LT_7e_Gliederung_20_4" style:display-name="Forestbird2~LT~Gliederung 4" style:family="paragraph" style:parent-style-name="Forestbird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5" style:display-name="Forestbird2~LT~Gliederung 5" style:family="paragraph" style:parent-style-name="Forestbird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6" style:display-name="Forestbird2~LT~Gliederung 6" style:family="paragraph" style:parent-style-name="Forestbird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7" style:display-name="Forestbird2~LT~Gliederung 7" style:family="paragraph" style:parent-style-name="Forestbird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8" style:display-name="Forestbird2~LT~Gliederung 8" style:family="paragraph" style:parent-style-name="Forestbird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9" style:display-name="Forestbird2~LT~Gliederung 9" style:family="paragraph" style:parent-style-name="Forestbird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Titel" style:display-name="Forestbird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Untertitel" style:display-name="Forestbird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Notizen" style:display-name="Forestbird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Hintergrundobjekte" style:display-name="Forestbird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2_7e_LT_7e_Hintergrund" style:display-name="Forestbird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3_7e_LT_7e_Gliederung_20_1" style:display-name="Forestbird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Gliederung_20_2" style:display-name="Forestbird3~LT~Gliederung 2" style:family="paragraph" style:parent-style-name="Forestbird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3_7e_LT_7e_Gliederung_20_3" style:display-name="Forestbird3~LT~Gliederung 3" style:family="paragraph" style:parent-style-name="Forestbird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3_7e_LT_7e_Gliederung_20_4" style:display-name="Forestbird3~LT~Gliederung 4" style:family="paragraph" style:parent-style-name="Forestbird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5" style:display-name="Forestbird3~LT~Gliederung 5" style:family="paragraph" style:parent-style-name="Forestbird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6" style:display-name="Forestbird3~LT~Gliederung 6" style:family="paragraph" style:parent-style-name="Forestbird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7" style:display-name="Forestbird3~LT~Gliederung 7" style:family="paragraph" style:parent-style-name="Forestbird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8" style:display-name="Forestbird3~LT~Gliederung 8" style:family="paragraph" style:parent-style-name="Forestbird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9" style:display-name="Forestbird3~LT~Gliederung 9" style:family="paragraph" style:parent-style-name="Forestbird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Titel" style:display-name="Forestbird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Untertitel" style:display-name="Forestbird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Notizen" style:display-name="Forestbird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Hintergrundobjekte" style:display-name="Forestbird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3_7e_LT_7e_Hintergrund" style:display-name="Forestbird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2:45:29.653094210</meta:creation-date>
    <dc:date>2019-04-04T22:52:31.879180609</dc:date>
    <meta:editing-duration>PT7M6S</meta:editing-duration>
    <meta:editing-cycles>1</meta:editing-cycles>
    <meta:document-statistic meta:table-count="0" meta:image-count="0" meta:object-count="0" meta:page-count="2" meta:paragraph-count="25" meta:word-count="108" meta:character-count="374" meta:non-whitespace-character-count="289"/>
    <meta:generator>LibreOffice/5.2.7.2$Linux_X86_64 LibreOffice_project/20m0$Build-2</meta:generator>
  </office:meta>
</office:document-meta>
</file>